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3.3882in"/>
    </style:style>
    <style:style style:name="co4" style:family="table-column">
      <style:table-column-properties fo:break-before="auto" style:column-width="4.7429in"/>
    </style:style>
    <style:style style:name="co5" style:family="table-column">
      <style:table-column-properties fo:break-before="auto" style:column-width="3.5854in"/>
    </style:style>
    <style:style style:name="co6" style:family="table-column">
      <style:table-column-properties fo:break-before="auto" style:column-width="2.8425in"/>
    </style:style>
    <style:style style:name="co8" style:family="table-column">
      <style:table-column-properties fo:break-before="auto" style:column-width="2.63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1.6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1.1811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ffffff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6" table:default-cell-style-name="ce4"/>
        <table:table-column table:style-name="co7" table:default-cell-style-name="ce5"/>
        <table:table-row table:style-name="ro1">
          <table:table-cell/>
          <table:table-cell table:style-name="ce3" office:value-type="string">
            <text:p>method</text:p>
          </table:table-cell>
          <table:table-cell table:style-name="ce3" office:value-type="string">
            <text:p>desired result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cause of discrepancy</text:p>
          </table:table-cell>
          <table:table-cell table:style-name="ce3" office:value-type="string">
            <text:p>solution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testing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layer name input and response</text:p>
          </table:table-cell>
          <table:table-cell office:value-type="string">
            <text:p>N/A – too obvious to waste the space on</text:p>
          </table:table-cell>
          <table:table-cell office:value-type="string">
            <text:p>Output: Please state your name!</text:p>
            <text:p>Input: Jamie</text:p>
            <text:p>Output: Greetings, Jamie. Please select your opponent. ('BART' or 'LISA')</text:p>
          </table:table-cell>
          <table:table-cell office:value-type="string">
            <text:p>see “desired result”</text:p>
          </table:table-cell>
          <table:table-cell office:value-type="string">
            <text:p>as desired, but with a small typo</text:p>
            <text:p>(“selectt”) - I/O formatting is correct. </text:p>
            <text:p>No errant or missing spaces.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nstantiating Lisa/Bart classes</text:p>
          </table:table-cell>
          <table:table-cell office:value-type="string">
            <text:p>trial and error (I was behind on study</text:p>
            <text:p>And didn't know how classes or</text:p>
            <text:p>Abstraction worked)</text:p>
          </table:table-cell>
          <table:table-cell table:number-columns-repeated="2" office:value-type="string">
            <text:p>N/A</text:p>
          </table:table-cell>
          <table:table-cell office:value-type="string">
            <text:p>many hours of frustration</text:p>
          </table:table-cell>
          <table:table-cell office:value-type="string">
            <text:p>pretty much everything</text:p>
          </table:table-cell>
          <table:table-cell office:value-type="string">
            <text:p>ungodly quantities of coffee</text:p>
            <text:p><text:s/>And panadol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I selection – barebones</text:p>
          </table:table-cell>
          <table:table-cell office:value-type="string">
            <text:p>simple switch case with a default statement</text:p>
            <text:p>To display an error message while more</text:p>
            <text:p>Important aspects of the program are worked on</text:p>
          </table:table-cell>
          <table:table-cell office:value-type="string">
            <text:p>Output: Please select your opponent. ('BART' or 'LISA')</text:p>
            <text:p/>
            <text:p>Input: BART</text:p>
            <text:p>Output: BART</text:p>
            <text:p/>
            <text:p>Input: LISA</text:p>
            <text:p>Output: LISA</text:p>
            <text:p/>
            <text:p>Input: frog</text:p>
            <text:p>Output: ERROR: Invalid input. Press any key to quit.</text:p>
          </table:table-cell>
          <table:table-cell office:value-type="string">
            <text:p>Output: Please select your opponent. ('BART' or 'LISA')</text:p>
            <text:p/>
            <text:p>Input: BART</text:p>
            <text:p>Output: BART</text:p>
            <text:p/>
            <text:p>Input: LISA</text:p>
            <text:p>Output: LISA</text:p>
            <text:p/>
            <text:p>Input: frog</text:p>
            <text:p>Output: ERROR: Invalid input. Press any key to quit.</text:p>
          </table:table-cell>
          <table:table-cell office:value-type="string">
            <text:p>Output: Please select your opponent. ('BART' or 'LISA')</text:p>
            <text:p/>
            <text:p>Input: BART</text:p>
            <text:p>Output: BART</text:p>
            <text:p/>
            <text:p>Input: LISA</text:p>
            <text:p>Output: LISA</text:p>
            <text:p/>
            <text:p>Input: frog</text:p>
            <text:p>Output: ERROR: Invalid input. Press any key to quit.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Lisa class's ability to return </text:p>
            <text:p>A random Roshambo value</text:p>
          </table:table-cell>
          <table:table-cell office:value-type="string">
            <text:p>Printing Player2.Roshambo</text:p>
            <text:p>(with Player2 being instantiated as Lisa)</text:p>
          </table:table-cell>
          <table:table-cell office:value-type="string">
            <text:p>random value</text:p>
          </table:table-cell>
          <table:table-cell office:value-type="string">
            <text:p>N/A</text:p>
          </table:table-cell>
          <table:table-cell office:value-type="string">
            <text:p>default value (“ROCK”)</text:p>
          </table:table-cell>
          <table:table-cell office:value-type="string">
            <text:p>Lisa class was inheriting default </text:p>
            <text:p>Roshambo value from “Player” class. </text:p>
          </table:table-cell>
          <table:table-cell office:value-type="string">
            <text:p>call generateRoshambo() before</text:p>
            <text:p>Referencing the Roshambo value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altering Roshambo value of Player1 class</text:p>
          </table:table-cell>
          <table:table-cell office:value-type="string">
            <text:p>Having the user input a choice via the main method,</text:p>
            <text:p>And then overwriting the Roshambo value of Player1</text:p>
            <text:p>With the corresponding value</text:p>
            <text:p><text:s text:c="7"/></text:p>
          </table:table-cell>
          <table:table-cell office:value-type="string">
            <text:p>Player1.Roshambo overwritten </text:p>
            <text:p>By the chosen value</text:p>
          </table:table-cell>
          <table:table-cell table:number-columns-repeated="2" office:value-type="string">
            <text:p>compile error</text:p>
          </table:table-cell>
          <table:table-cell office:value-type="string">
            <text:p>“Roshambo” is only recognized as a </text:p>
            <text:p>type within the Player class and its </text:p>
            <text:p>Inheritants</text:p>
          </table:table-cell>
          <table:table-cell office:value-type="string">
            <text:p>Defer this functionality to the </text:p>
            <text:p>generateRoshambo() method </text:p>
            <text:p>within the Player1 class</text:p>
            <text:p/>
          </table:table-cell>
          <table:table-cell table:number-columns-repeated="1017"/>
        </table:table-row>
        <table:table-row table:style-name="ro6">
          <table:table-cell table:style-name="ce2" office:value-type="string">
            <text:p><text:span text:style-name="T1">debugging move selection component of </text:span></text:p>
            <text:p><text:span text:style-name="T1">Player1 class's generateRoshambo() method</text:span></text:p>
          </table:table-cell>
          <table:table-cell office:value-type="string">
            <text:p>see cell G-7</text:p>
          </table:table-cell>
          <table:table-cell office:value-type="string">
            <text:p>debug output that matches the input move</text:p>
          </table:table-cell>
          <table:table-cell office:value-type="string">
            <text:p>see “desired result”</text:p>
          </table:table-cell>
          <table:table-cell office:value-type="string">
            <text:p>Please select your move</text:p>
            <text:p>R</text:p>
            <text:p>PLAYER1 VALUE ROCK</text:p>
            <text:p>PLAYER2 VALUE ROCK</text:p>
            <text:p>PLAYER1 STRING rock</text:p>
            <text:p>PLAYER2 STRING rock</text:p>
            <text:p>BUILD STOPPED (total time: 28 seconds)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debugging enumerator values and </text:p>
            <text:p>ToString() functionality</text:p>
          </table:table-cell>
          <table:table-cell office:value-type="string">
            <text:p>Print statements for each instance:</text:p>
            <text:p>1) [instance].generateRoshambo</text:p>
            <text:p>2) [instance].Roshambo.Val()</text:p>
            <text:p/>
          </table:table-cell>
          <table:table-cell office:value-type="string">
            <text:p>PLAYER1 VALUE ROCK</text:p>
            <text:p>PLAYER2 VALUE (random)</text:p>
            <text:p>PLAYER1 STRING rock</text:p>
            <text:p>PLAYER2 STRING (matches “value”)</text:p>
          </table:table-cell>
          <table:table-cell office:value-type="string">
            <text:p>PLAYER1 VALUE ROCK</text:p>
            <text:p>PLAYER2 VALUE (random)</text:p>
            <text:p>PLAYER1 STRING rock</text:p>
            <text:p>PLAYER2 STRING (matches “value”)</text:p>
          </table:table-cell>
          <table:table-cell office:value-type="string">
            <text:p>PLAYER1 VALUE SCISSORS</text:p>
            <text:p>PLAYER2 VALUE PAPER</text:p>
            <text:p>PLAYER1 STRING scissors</text:p>
            <text:p>PLAYER2 STRING paper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2" office:value-type="string">
            <text:p>invalid input handling</text:p>
          </table:table-cell>
          <table:table-cell office:value-type="string">
            <text:p>while loop testing for a “ValidInput” boolean</text:p>
          </table:table-cell>
          <table:table-cell office:value-type="string">
            <text:p>Output: Please select your opponent.</text:p>
            <text:p>Input: a</text:p>
            <text:p>Output: Please select your opponent</text:p>
            <text:p>Input: BART</text:p>
            <text:p>Output: PlayerName vs Bart</text:p>
          </table:table-cell>
          <table:table-cell office:value-type="string">
            <text:p>Output: Please select your opponent.</text:p>
            <text:p>Input: a</text:p>
            <text:p>Output: Please select your opponent</text:p>
            <text:p>Input: BART</text:p>
            <text:p>Output: PlayerName vs Bart</text:p>
          </table:table-cell>
          <table:table-cell office:value-type="string">
            <text:p>Output: Please select your opponent.</text:p>
            <text:p>Input: a</text:p>
            <text:p>Output: PlayerName vs Bart</text:p>
          </table:table-cell>
          <table:table-cell office:value-type="string">
            <text:p>} while (ValidInput = false);</text:p>
            <text:p/>
            <text:p>[incorrect operator]</text:p>
          </table:table-cell>
          <table:table-cell office:value-type="string">
            <text:p>} while (ValidInput == false);</text:p>
            <text:p/>
            <text:p>[correct operator]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game loop</text:p>
          </table:table-cell>
          <table:table-cell office:value-type="string">
            <text:p>Simple “while (true)” loop</text:p>
          </table:table-cell>
          <table:table-cell office:value-type="string">
            <text:p>game will indefinitely ask for the player's move and display the player and</text:p>
            <text:p>AI's moves in the debug output</text:p>
          </table:table-cell>
          <table:table-cell office:value-type="string">
            <text:p>see “desired result”</text:p>
          </table:table-cell>
          <table:table-cell office:value-type="string">
            <text:p>[bug applies to “Bart” only]</text:p>
            <text:p>OUTPUT: Player2 Val = ROCK</text:p>
            <text:p>OUTPUT: Player2 String = paper</text:p>
          </table:table-cell>
          <table:table-cell office:value-type="string">
            <text:p>Bart's generateRoshambo() implementation</text:p>
            <text:p>Does not override the class's inherited </text:p>
            <text:p>Default Roshambo value, it simply returns</text:p>
            <text:p>“Roshambo.ROCK”</text:p>
          </table:table-cell>
          <table:table-cell office:value-type="string">
            <text:p>changing the player class's constructor </text:p>
            <text:p>To define the default Roshambo value </text:p>
            <text:p>As Rock instead of Pape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ove comparison</text:p>
          </table:table-cell>
          <table:table-cell office:value-type="string">
            <text:p>procedural mathematic approach – moves have a </text:p>
            <text:p>numerical value and the victor is determined by the </text:p>
            <text:p>Absolute value of their numerical difference</text:p>
          </table:table-cell>
          <table:table-cell office:value-type="string">
            <text:p>N/A – too many outcomes to list</text:p>
          </table:table-cell>
          <table:table-cell office:value-type="string">
            <text:p>see “desired result”</text:p>
          </table:table-cell>
          <table:table-cell office:value-type="string">
            <text:p>code functions correctly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 table:number-rows-repeated="3">
          <table:table-cell/>
          <table:table-cell table:style-name="ce5" table:number-columns-repeated="1022"/>
          <table:table-cell/>
        </table:table-row>
        <table:table-row table:style-name="ro2">
          <table:table-cell/>
          <table:table-cell table:style-name="ce5" table:number-columns-repeated="1022"/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11/03/2017</text:date>, <text:time>11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Steward</meta:initial-creator>
    <meta:creation-date>2017-09-25T15:26:10.75</meta:creation-date>
    <dc:date>2017-11-03T11:40:37.80</dc:date>
    <dc:creator>James Steward</dc:creator>
    <meta:editing-duration>PT32M42S</meta:editing-duration>
    <meta:editing-cycles>4</meta:editing-cycles>
    <meta:generator>OpenOffice/4.1.3$Win32 OpenOffice.org_project/413m1$Build-9783</meta:generator>
    <meta:document-statistic meta:table-count="3" meta:cell-count="77" meta:object-count="0"/>
  </office:meta>
</office:document-meta>
</file>